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cm" draw:marker-start-width="0.35cm" draw:marker-end-width="0.35cm" draw:fill="solid" draw:fill-color="#0084d1" draw:textarea-horizontal-align="justify" draw:textarea-vertical-align="bottom" draw:auto-grow-height="false" fo:padding-top="0.14cm" fo:padding-bottom="0.14cm" fo:padding-left="0.115cm" fo:padding-right="0.115cm"/>
    </style:style>
    <style:style style:name="gr2" style:family="graphic" style:parent-style-name="standard">
      <style:graphic-properties draw:stroke="none" draw:fill="none" fo:min-height="0.619cm"/>
    </style:style>
    <style:style style:name="gr3" style:family="graphic" style:parent-style-name="standard">
      <style:graphic-properties draw:stroke="none" draw:fill="none" fo:min-height="0.801cm"/>
    </style:style>
    <style:style style:name="gr4" style:family="graphic" style:parent-style-name="standard">
      <style:graphic-properties svg:stroke-width="0.03cm" draw:marker-start-width="0.35cm" draw:marker-end-width="0.35cm" draw:fill="none" draw:textarea-horizontal-align="justify" draw:textarea-vertical-align="middle" draw:auto-grow-height="false" fo:padding-top="0.14cm" fo:padding-bottom="0.14cm" fo:padding-left="0.115cm" fo:padding-right="0.115cm"/>
    </style:style>
    <style:style style:name="gr5" style:family="graphic" style:parent-style-name="standard">
      <style:graphic-properties draw:stroke="solid" svg:stroke-width="0.03cm" svg:stroke-color="#579d1c" draw:marker-start-width="0.35cm" draw:marker-end-width="0.35cm" draw:fill="none" draw:fill-color="#0084d1" draw:textarea-horizontal-align="justify" draw:textarea-vertical-align="bottom" draw:auto-grow-height="false" fo:padding-top="0.14cm" fo:padding-bottom="0.14cm" fo:padding-left="0.115cm" fo:padding-right="0.115cm"/>
    </style:style>
    <style:style style:name="P1" style:family="paragraph">
      <style:paragraph-properties fo:text-align="center"/>
      <style:text-properties fo:color="#ffffff" fo:font-family="'DejaVu Sans Condensed'" style:font-style-name="Book" style:font-family-generic="swiss" style:font-pitch="variable" fo:font-size="12pt"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margin-left="0cm" fo:margin-right="0cm" fo:text-align="start" fo:text-indent="0cm"/>
      <style:text-properties fo:font-family="'DejaVu Sans Condensed'" style:font-style-name="Book" style:font-family-generic="swiss" style:font-pitch="variable" fo:font-size="12pt" fo:font-style="normal" fo:font-weight="normal"/>
    </style:style>
    <style:style style:name="P3" style:family="paragraph">
      <style:paragraph-properties fo:margin-left="0cm" fo:margin-right="0cm" fo:text-align="start" fo:text-indent="0cm"/>
      <style:text-properties fo:font-family="'DejaVu Sans Condensed'" style:font-style-name="Book" style:font-family-generic="swiss" style:font-pitch="variable" fo:font-size="12pt" fo:font-style="normal" fo:font-weight="normal" style:font-size-asian="10.5pt" style:font-weight-asian="bold" style:font-size-complex="10.5pt" style:font-weight-complex="bold"/>
    </style:style>
    <style:style style:name="P4" style:family="paragraph">
      <style:paragraph-properties fo:margin-left="0cm" fo:margin-right="0cm" fo:text-align="start" fo:text-indent="0cm"/>
      <style:text-properties fo:font-family="'DejaVu Sans Condensed'" style:font-style-name="Book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'DejaVu Sans Condensed'" style:font-family-generic="swiss" style:font-pitch="variable" fo:font-size="12pt" style:font-size-asian="12pt" style:font-size-complex="12pt"/>
    </style:style>
    <style:style style:name="P7" style:family="paragraph">
      <style:paragraph-properties fo:text-align="center"/>
      <style:text-properties fo:color="#579d1c" fo:font-family="'DejaVu Sans Condensed'" style:font-style-name="Book" style:font-family-generic="swiss" style:font-pitch="variable" fo:font-size="12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4c4c4c" style:font-size-asian="10.5pt" style:font-weight-asian="bold" style:font-size-complex="10.5pt" style:font-weight-complex="bold"/>
    </style:style>
    <style:style style:name="T3" style:family="text">
      <style:text-properties fo:color="#4c4c4c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family="'DejaVu Sans Condensed'" style:font-family-generic="swiss" style:font-pitch="variable" fo:font-size="12pt" style:font-size-asian="12pt" style:font-size-complex="12pt"/>
    </style:style>
    <style:style style:name="T6" style:family="text">
      <style:text-properties fo:font-family="'DejaVu Sans Condensed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579d1c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4.073cm" svg:height="1.891cm" svg:x="1.625cm" svg:y="2.466cm">
          <text:p text:style-name="P1"><text:span text:style-name="T1">partie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181cm" svg:height="0.869cm" svg:x="2.789cm" svg:y="1.768cm">
          <draw:text-box>
            <text:p text:style-name="P2"><text:span text:style-name="T2">octet 1</text:span></text:p>
          </draw:text-box>
        </draw:frame>
        <draw:frame draw:style-name="gr3" draw:text-style-name="P4" draw:layer="layout" svg:width="3.226cm" svg:height="1.051cm" svg:x="1.744cm" svg:y="0.928cm">
          <draw:text-box>
            <text:p text:style-name="P4"><text:span text:style-name="T3">Classe A</text:span></text:p>
          </draw:text-box>
        </draw:frame>
        <draw:custom-shape draw:style-name="gr4" draw:text-style-name="P6" draw:layer="layout" svg:width="3.928cm" svg:height="0.727cm" svg:x="1.77cm" svg:y="2.757cm">
          <text:p text:style-name="P5"><text:span text:style-name="T4">0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7cm" svg:x="5.728cm" svg:y="2.758cm">
          <text:p text:style-name="P5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7cm" svg:x="9.686cm" svg:y="2.759cm">
          <text:p text:style-name="P5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7cm" svg:x="13.642cm" svg:y="2.759cm">
          <text:p text:style-name="P5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1.927cm" svg:height="1.891cm" svg:x="5.698cm" svg:y="2.467cm">
          <text:p text:style-name="P7"><text:span text:style-name="T7">partie hô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181cm" svg:height="0.869cm" svg:x="6.863cm" svg:y="1.769cm">
          <draw:text-box>
            <text:p text:style-name="P2"><text:span text:style-name="T2">octet 2</text:span></text:p>
          </draw:text-box>
        </draw:frame>
        <draw:frame draw:style-name="gr2" draw:text-style-name="P3" draw:layer="layout" svg:width="2.182cm" svg:height="0.869cm" svg:x="10.819cm" svg:y="1.769cm">
          <draw:text-box>
            <text:p text:style-name="P2"><text:span text:style-name="T2">octet 3</text:span></text:p>
          </draw:text-box>
        </draw:frame>
        <draw:frame draw:style-name="gr2" draw:text-style-name="P3" draw:layer="layout" svg:width="2.182cm" svg:height="0.869cm" svg:x="14.775cm" svg:y="1.769cm">
          <draw:text-box>
            <text:p text:style-name="P2"><text:span text:style-name="T2">octet 4</text:span></text:p>
          </draw:text-box>
        </draw:frame>
        <draw:custom-shape draw:style-name="gr1" draw:text-style-name="P1" draw:layer="layout" svg:width="8.125cm" svg:height="1.891cm" svg:x="1.625cm" svg:y="5.956cm">
          <text:p text:style-name="P1"><text:span text:style-name="T1">partie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181cm" svg:height="0.869cm" svg:x="2.789cm" svg:y="5.258cm">
          <draw:text-box>
            <text:p text:style-name="P2"><text:span text:style-name="T2">octet 1</text:span></text:p>
          </draw:text-box>
        </draw:frame>
        <draw:frame draw:style-name="gr3" draw:text-style-name="P4" draw:layer="layout" svg:width="3.226cm" svg:height="1.051cm" svg:x="1.744cm" svg:y="4.418cm">
          <draw:text-box>
            <text:p text:style-name="P4"><text:span text:style-name="T3">Classe B</text:span></text:p>
          </draw:text-box>
        </draw:frame>
        <draw:custom-shape draw:style-name="gr4" draw:text-style-name="P6" draw:layer="layout" svg:width="3.928cm" svg:height="0.727cm" svg:x="1.77cm" svg:y="6.247cm">
          <text:p text:style-name="P5"><text:span text:style-name="T4">10</text:span><text:span text:style-name="T5">XXX 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7cm" svg:x="5.728cm" svg:y="6.248cm">
          <text:p text:style-name="P5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8cm" svg:x="9.686cm" svg:y="6.249cm">
          <text:p text:style-name="P5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8cm" svg:x="13.642cm" svg:y="6.249cm">
          <text:p text:style-name="P5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7.875cm" svg:height="1.891cm" svg:x="9.75cm" svg:y="5.957cm">
          <text:p text:style-name="P7"><text:span text:style-name="T7">partie hô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181cm" svg:height="0.869cm" svg:x="6.863cm" svg:y="5.259cm">
          <draw:text-box>
            <text:p text:style-name="P2"><text:span text:style-name="T2">octet 2</text:span></text:p>
          </draw:text-box>
        </draw:frame>
        <draw:frame draw:style-name="gr2" draw:text-style-name="P3" draw:layer="layout" svg:width="2.182cm" svg:height="0.869cm" svg:x="10.819cm" svg:y="5.259cm">
          <draw:text-box>
            <text:p text:style-name="P2"><text:span text:style-name="T2">octet 3</text:span></text:p>
          </draw:text-box>
        </draw:frame>
        <draw:frame draw:style-name="gr2" draw:text-style-name="P3" draw:layer="layout" svg:width="2.182cm" svg:height="0.869cm" svg:x="14.775cm" svg:y="5.259cm">
          <draw:text-box>
            <text:p text:style-name="P2"><text:span text:style-name="T2">octet 4</text:span></text:p>
          </draw:text-box>
        </draw:frame>
        <draw:custom-shape draw:style-name="gr1" draw:text-style-name="P1" draw:layer="layout" svg:width="12cm" svg:height="1.891cm" svg:x="1.625cm" svg:y="9.456cm">
          <text:p text:style-name="P1"><text:span text:style-name="T1">partie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181cm" svg:height="0.869cm" svg:x="2.789cm" svg:y="8.758cm">
          <draw:text-box>
            <text:p text:style-name="P2"><text:span text:style-name="T2">octet 1</text:span></text:p>
          </draw:text-box>
        </draw:frame>
        <draw:frame draw:style-name="gr3" draw:text-style-name="P4" draw:layer="layout" svg:width="3.226cm" svg:height="1.051cm" svg:x="1.744cm" svg:y="7.918cm">
          <draw:text-box>
            <text:p text:style-name="P4"><text:span text:style-name="T3">Classe C</text:span></text:p>
          </draw:text-box>
        </draw:frame>
        <draw:custom-shape draw:style-name="gr4" draw:text-style-name="P6" draw:layer="layout" svg:width="3.928cm" svg:height="0.727cm" svg:x="1.77cm" svg:y="9.747cm">
          <text:p text:style-name="P5"><text:span text:style-name="T4">110</text:span><text:span text:style-name="T5">XXX 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7cm" svg:x="5.728cm" svg:y="9.748cm">
          <text:p text:style-name="P5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8cm" svg:x="9.686cm" svg:y="9.749cm">
          <text:p text:style-name="P5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8cm" svg:x="13.642cm" svg:y="9.749cm">
          <text:p text:style-name="P5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cm" svg:height="1.891cm" svg:x="13.625cm" svg:y="9.457cm">
          <text:p text:style-name="P7"><text:span text:style-name="T7">partie hô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181cm" svg:height="0.869cm" svg:x="6.863cm" svg:y="8.759cm">
          <draw:text-box>
            <text:p text:style-name="P2"><text:span text:style-name="T2">octet 2</text:span></text:p>
          </draw:text-box>
        </draw:frame>
        <draw:frame draw:style-name="gr2" draw:text-style-name="P3" draw:layer="layout" svg:width="2.182cm" svg:height="0.869cm" svg:x="10.819cm" svg:y="8.759cm">
          <draw:text-box>
            <text:p text:style-name="P2"><text:span text:style-name="T2">octet 3</text:span></text:p>
          </draw:text-box>
        </draw:frame>
        <draw:frame draw:style-name="gr2" draw:text-style-name="P3" draw:layer="layout" svg:width="2.182cm" svg:height="0.869cm" svg:x="14.775cm" svg:y="8.759cm">
          <draw:text-box>
            <text:p text:style-name="P2"><text:span text:style-name="T2">octet 4</text:span></text:p>
          </draw:text-box>
        </draw:frame>
        <draw:frame draw:style-name="gr2" draw:text-style-name="P3" draw:layer="layout" svg:width="2.181cm" svg:height="0.869cm" svg:x="2.789cm" svg:y="12.258cm">
          <draw:text-box>
            <text:p text:style-name="P2"><text:span text:style-name="T2">octet 1</text:span></text:p>
          </draw:text-box>
        </draw:frame>
        <draw:frame draw:style-name="gr3" draw:text-style-name="P4" draw:layer="layout" svg:width="3.226cm" svg:height="1.051cm" svg:x="1.744cm" svg:y="11.418cm">
          <draw:text-box>
            <text:p text:style-name="P4"><text:span text:style-name="T3">Classe D</text:span></text:p>
          </draw:text-box>
        </draw:frame>
        <draw:custom-shape draw:style-name="gr4" draw:text-style-name="P6" draw:layer="layout" svg:width="3.928cm" svg:height="0.727cm" svg:x="1.77cm" svg:y="13.247cm">
          <text:p text:style-name="P5"><text:span text:style-name="T4">1110</text:span><text:span text:style-name="T5">XXX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7cm" svg:x="5.728cm" svg:y="13.248cm">
          <text:p text:style-name="P5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8cm" svg:x="9.686cm" svg:y="13.249cm">
          <text:p text:style-name="P5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927cm" svg:height="0.728cm" svg:x="13.642cm" svg:y="13.249cm">
          <text:p text:style-name="P5"><text:span text:style-name="T6">X</text:span><text:span text:style-name="T5">XX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6cm" svg:height="1.891cm" svg:x="1.625cm" svg:y="12.957cm">
          <text:p text:style-name="P7"><text:span text:style-name="T7">adresse unique de multidiff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181cm" svg:height="0.869cm" svg:x="6.863cm" svg:y="12.259cm">
          <draw:text-box>
            <text:p text:style-name="P2"><text:span text:style-name="T2">octet 2</text:span></text:p>
          </draw:text-box>
        </draw:frame>
        <draw:frame draw:style-name="gr2" draw:text-style-name="P3" draw:layer="layout" svg:width="2.182cm" svg:height="0.869cm" svg:x="10.819cm" svg:y="12.259cm">
          <draw:text-box>
            <text:p text:style-name="P2"><text:span text:style-name="T2">octet 3</text:span></text:p>
          </draw:text-box>
        </draw:frame>
        <draw:frame draw:style-name="gr2" draw:text-style-name="P3" draw:layer="layout" svg:width="2.182cm" svg:height="0.869cm" svg:x="14.775cm" svg:y="12.259cm">
          <draw:text-box>
            <text:p text:style-name="P2"><text:span text:style-name="T2">octet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1cm" fo:padding-right="0.1cm" draw:shadow="hidden" draw:shadow-offset-x="0.3cm" draw:shadow-offset-y="0.3cm" draw:shadow-color="#808080" draw:measure-align="in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08-01-03T16:52:06</meta:creation-date>
    <dc:date>2012-01-21T15:26:28</dc:date>
    <meta:editing-cycles>33</meta:editing-cycles>
    <meta:editing-duration>PT5H51M36S</meta:editing-duration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